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4016in" svg:height="0.5213in" svg:x="2.8083in" svg:y="0.4846in"><text:p text:style-name="P1">Home</text:p></draw:rect><draw:rect text:anchor-type="paragraph" draw:z-index="1" draw:style-name="gr1" draw:text-style-name="P1" svg:width="1.4016in" svg:height="0.5213in" svg:x="1.9945in" svg:y="1.6402in"><text:p text:style-name="P1">Menu</text:p></draw:rect><draw:rect text:anchor-type="paragraph" draw:z-index="2" draw:style-name="gr1" draw:text-style-name="P1" svg:width="1.4016in" svg:height="0.5213in" svg:x="0.289in" svg:y="1.611in"><text:p text:style-name="P1">About Us</text:p></draw:rect><draw:rect text:anchor-type="paragraph" draw:z-index="3" draw:style-name="gr1" draw:text-style-name="P1" svg:width="1.4016in" svg:height="0.5213in" svg:x="3.6992in" svg:y="1.678in"><text:p text:style-name="P1">Order Online</text:p></draw:rect><draw:rect text:anchor-type="paragraph" draw:z-index="4" draw:style-name="gr1" draw:text-style-name="P1" svg:width="1.4016in" svg:height="0.5213in" svg:x="5.3752in" svg:y="1.6866in"><text:p text:style-name="P1">Contact Us</text:p></draw:rect><draw:line text:anchor-type="paragraph" draw:z-index="5" draw:style-name="gr2" draw:text-style-name="P1" svg:x1="0.9626in" svg:y1="1.2327in" svg:x2="6.161in" svg:y2="1.2327in"><text:p/></draw:line><draw:line text:anchor-type="paragraph" draw:z-index="6" draw:style-name="gr2" draw:text-style-name="P1" svg:x1="6.161in" svg:y1="1.687in" svg:x2="6.161in" svg:y2="1.2327in"><text:p/></draw:line><draw:line text:anchor-type="paragraph" draw:z-index="7" draw:style-name="gr2" draw:text-style-name="P1" svg:x1="0.9626in" svg:y1="1.2327in" svg:x2="0.9626in" svg:y2="1.611in"><text:p/></draw:line><draw:line text:anchor-type="paragraph" draw:z-index="8" draw:style-name="gr2" draw:text-style-name="P1" svg:x1="2.8091in" svg:y1="1.2327in" svg:x2="2.8091in" svg:y2="1.6402in"><text:p/></draw:line><draw:line text:anchor-type="paragraph" draw:z-index="9" draw:style-name="gr2" draw:text-style-name="P1" svg:x1="4.4945in" svg:y1="1.2327in" svg:x2="4.4945in" svg:y2="1.678in"><text:p/></draw:line><draw:line text:anchor-type="paragraph" draw:z-index="10" draw:style-name="gr2" draw:text-style-name="P1" svg:x1="3.4835in" svg:y1="1.0055in" svg:x2="3.4835in" svg:y2="1.232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y Lowe</meta:initial-creator>
    <meta:creation-date>2021-06-18T17:24:05.86</meta:creation-date>
    <meta:document-statistic meta:table-count="0" meta:image-count="0" meta:object-count="0" meta:page-count="1" meta:paragraph-count="0" meta:word-count="0" meta:character-count="0"/>
    <dc:date>2021-06-18T17:31:08.40</dc:date>
    <dc:creator>Roy Lowe</dc:creator>
    <meta:editing-duration>PT7M2S</meta:editing-duration>
    <meta:editing-cycles>1</meta:editing-cycles>
    <meta:generator>OpenOffice/4.1.8$Win32 OpenOffice.org_project/418m3$Build-9803</meta:generator>
  </office:meta>
</office:document-meta>
</file>